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1.188cm" fo:min-width="5.317cm"/>
    </style:style>
    <style:style style:name="gr2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1.189cm" fo:min-width="5.317cm"/>
    </style:style>
    <style:style style:name="gr3" style:family="graphic" style:parent-style-name="standard">
      <style:graphic-properties draw:stroke="none" draw:fill-color="#00a0fc" draw:textarea-horizontal-align="justify" draw:textarea-vertical-align="middle" draw:auto-grow-height="false" fo:min-height="1.392cm" fo:min-width="6.7cm" fo:padding-top="0.1cm" fo:padding-bottom="0.1cm" fo:padding-left="0.1cm" fo:padding-right="0.1cm" fo:wrap-option="wrap"/>
    </style:style>
    <style:style style:name="gr4" style:family="graphic" style:parent-style-name="standard">
      <style:graphic-properties draw:stroke="none" draw:fill="solid" draw:fill-color="#83caff" draw:textarea-horizontal-align="justify" draw:textarea-vertical-align="middle" draw:auto-grow-height="false" fo:min-height="1.189cm" fo:min-width="5.317cm"/>
    </style:style>
    <style:style style:name="gr5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1.188cm" fo:min-width="5.31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420e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="solid" draw:fill-color="#c5000b"/>
      <style:paragraph-properties fo:text-align="center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-color="#00a0fc"/>
      <style:paragraph-properties fo:text-align="center"/>
      <style:text-properties fo:color="#ffffff" style:font-name="Hack" fo:font-weight="bold" style:font-weight-asian="bold" style:font-weight-complex="bold"/>
    </style:style>
    <style:style style:name="P6" style:family="paragraph">
      <loext:graphic-properties draw:fill="solid" draw:fill-color="#83caff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solid" draw:fill-color="#579d1c"/>
      <style:paragraph-properties fo:text-align="center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Hack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style:font-name="Hack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ffff" style:font-name="Hack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971cm" svg:height="1.592cm" svg:x="0.531cm" svg:y="6.999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971cm" svg:height="1.593cm" svg:x="0.531cm" svg:y="1.824cm">
          <text:p text:style-name="P3"><text:span text:style-name="T2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9cm" svg:height="1.592cm" svg:x="0cm" svg:y="3.549cm">
          <text:p text:style-name="P1"><text:span text:style-name="T3">réseau</text:span></text:p>
          <draw:enhanced-geometry svg:viewBox="0 0 21600 21600" draw:mirror-horizontal="true" draw:text-areas="0 0 21600 21600" draw:type="chevron" draw:modifiers="19249.38414722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971cm" svg:height="1.593cm" svg:x="0.532cm" svg:y="5.275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5.971cm" svg:height="1.592cm" svg:x="0.532cm" svg:y="0.101cm">
          <text:p text:style-name="P1"><text:span text:style-name="T2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8-04-06T19:31:35.405230180</dc:date>
    <meta:editing-duration>PT14H27M48S</meta:editing-duration>
    <meta:editing-cycles>60</meta:editing-cycles>
    <meta:generator>LibreOffice/6.0.2.1.0$Linux_X86_64 LibreOffice_project/00m0$Build-1</meta:generator>
    <dc:creator>Philippe Latu</dc:creator>
    <meta:document-statistic meta:object-count="5"/>
  </office:meta>
</office:document-meta>
</file>